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mic sans ms" svg:font-family="'Comic sans ms'" style:font-family-generic="script"/>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ing">
      <style:paragraph-properties fo:text-align="center" style:justify-single-word="false"/>
      <style:text-properties style:font-name="Comic sans ms" fo:font-size="18pt" style:font-size-asian="18pt" style:font-size-complex="18pt"/>
    </style:style>
    <style:style style:name="P2" style:family="paragraph" style:parent-style-name="Text_20_body">
      <style:paragraph-properties fo:text-align="start" style:justify-single-word="false"/>
      <style:text-properties style:font-name="Comic sans ms" fo:font-size="14pt" style:font-size-asian="12.25pt" style:font-size-complex="14pt"/>
    </style:style>
    <style:style style:name="P3" style:family="paragraph" style:parent-style-name="Text_20_body">
      <style:paragraph-properties fo:text-align="start" style:justify-single-word="false"/>
      <style:text-properties style:font-name="Comic sans ms" fo:font-size="12pt" style:font-size-asian="12pt" style:font-size-complex="12pt"/>
    </style:style>
    <style:style style:name="P4" style:family="paragraph" style:parent-style-name="Text_20_body">
      <style:paragraph-properties fo:text-align="start" style:justify-single-word="false"/>
      <style:text-properties style:font-name="Comic sans ms" fo:font-size="12pt" style:text-underline-style="solid" style:text-underline-width="auto" style:text-underline-color="font-color" style:font-size-asian="12pt" style:font-size-complex="12pt"/>
    </style:style>
    <style:style style:name="P5" style:family="paragraph" style:parent-style-name="Text_20_body">
      <style:paragraph-properties fo:text-align="start" style:justify-single-word="false" fo:break-before="page"/>
      <style:text-properties style:font-name="Comic sans ms" fo:font-size="12pt" style:font-size-asian="12pt" style:font-size-complex="12pt"/>
    </style:style>
    <style:style style:name="P6" style:family="paragraph" style:parent-style-name="Text_20_body">
      <style:paragraph-properties fo:text-align="start" style:justify-single-word="false"/>
      <style:text-properties style:font-name="Comic sans ms" fo:font-size="12pt" style:font-size-asian="12pt" style:font-size-complex="12pt"/>
    </style:style>
    <style:style style:name="P7" style:family="paragraph" style:parent-style-name="Text_20_body">
      <style:paragraph-properties fo:text-align="start" style:justify-single-word="false" fo:break-before="page"/>
      <style:text-properties style:font-name="Comic sans ms" fo:font-size="12pt" style:font-size-asian="12pt" style:font-size-complex="12pt"/>
    </style:style>
    <style:style style:name="T1"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t L2</text:p>
      <text:p text:style-name="P1"><text:tab/>Roguelike</text:p>
      <text:p text:style-name="P5"><text:span text:style-name="T1">Déplacement :</text:span><text:tab/></text:p>
      <text:p text:style-name="P3"><text:tab/>Pour le déplacement du personnage j'ai crée un module déplacement qui as pour seule fonction le déplacement du joueur. Je suis partit sur une fonction void qui au début se contenter seulement de demandé a l'utilisateur le déplacement qu'il voulait et je traitais le caractères dans un switch, mais par la suite j'ai du ajouté le fait que le joueur doive se battre avec les monstre qui se retrouve a son corps-à-corps. </text:p>
      <text:p text:style-name="P3"><text:tab/>J'utilise donc une fonction int qui retourne l'id du mob qui me bloque le passage. La structure de la fonction est simplement composé d'un switch, qui en fonction de la touche de déplacement (zqsd) traite l'environnement, c'est a dire que le joueur ne peut pas se déplace si il n'est pas dans une salle ou dans un chemin, et si le joueur est contre un monstre la fonction va retourné l'id du mob à partir de sa position. </text:p>
      <text:p text:style-name="P3"><text:tab/>C'est une fonction du module monstre, qui parcours tout les monstres présent dans la liste pour retourné l'id quand les position saisie correspondent. </text:p>
      <text:p text:style-name="P3"><text:tab/>Lors de la saisie du déplacement, il a été prévu que l'utilisateur entre un caractère invalide, la fonction affichera un message invitant l'utilisateur a utilisé les touches prédéfinis si il veut faire une quelconque action. </text:p>
      <text:p text:style-name="P3"><text:tab/>J'ai du modifier la condition de déplacement car il fallait aussi que le personnage puisse aller sur l'escalier de changement d'étage. </text:p>
      <text:p text:style-name="P3"><text:tab/>Lorsque la condition est vérifié la position du joueur, qui est contenu dans la structure carte passer en paramètre, est incrémente en fonction de la direction de déplacement. La fonction retourne -1, ce qui ne correspond a aucun id de monstre, si le joueur se déplace dans une position libre ou est bloqué contre un obstacle, et -2 si le joueur a entré un caractère incorrect, ce qui fera bouclé la fonction sans faire aucun déplacement.</text:p>
      <text:p text:style-name="P4">Personnage :</text:p>
      <text:p text:style-name="P3"><text:tab/>Le module personnage a trois fonction dans ce projet, il s'occupe de modifier le personnage mais il regroupe aussi les fonction d'affichage relative au personnage. La sauvegarde de celui ci car nous avons ainsi dans un seul module toutes les fonction pouvant affecté le personnage.</text:p>
      <text:p text:style-name="P3"><text:tab/>Pour ce qui est de la modification du personnage il y a deux fonction qui ont ce but, c'est a dire : le positionnement du joueur sur la carte, l'initialisation des statistiques et caractéristiques.</text:p>
      <text:p text:style-name="P3"><text:tab/>L'initialisation est une fonction d'amorçage, car si une partie est chargé l'initialisation du personnage est déjà faite. La fonction se contente simplement de définir des valeurs dans les différentes caractéristique que nous avons donnée au personnage. J'ai choisi les valeur un peu arbitrairement, j'ai juste essayé de les équilibrer au mieux dans l'optique d'un jeu qui se veut évolutif (j'ai donné des <text:soft-page-break/>caractéristiques de base assez faible car je sais qu'elles évoluent).</text:p>
      <text:p text:style-name="P3"><text:tab/>Le positionnement du personnage est une fonction récurrente au changement d’étage, elle a pour fonction de placer le personnage sur la carte. Cela est fait de façon pseudo aléatoire, autant que nous le pouvons, tout en étant restreint par la contrainte que le joueur doit être placé dans une salle.</text:p>
      <text:p text:style-name="P3"><text:tab/>L'augmentation de niveau est une fonction qui est appelée suite a un combat lorsque l'expérience a atteint le seuil d'expérience requise. Elle a pour but d'augmentée les statistiques du joueur et aussi son score. Comme l'initialisation j'ai fixé l'augmentation de façon arbitraire, j'ai essayé de ne pas rentre l'augmentation inutile, sans pour autant rendre le jeu trop facile. Donc une augmentation aléatoire borné par des valeur minimales. Je profite du level up pour régénérer les points de vie du joueur, c'est une pratique courante dans les jeux vidéo et cela compense que nous n'avons pas encore implanté une moyen de regagné des point de vie. Tout cela est agrémenté d'un message destiné au joueur l'informant qu'il a pris un niveau.</text:p>
      <text:p text:style-name="P3"><text:tab/>Les fonctions d'affichage servent simplement a affiché une information. Elle sont utilisé notamment dans le bandeau d'information au dessus de la carte dans le jeu, il est récapitulé quelque détail comme la vie du personnage ou encore son niveau.</text:p>
      <text:p text:style-name="P3"/>
      <text:p text:style-name="P3">Combat :</text:p>
      <text:p text:style-name="P3"><text:tab/>Le module de combat est le module qui est utilisée lorsque le joueur est au corps-à-corps d'un monstre et qu'il se deplace dans cette direction, si un mouvement est fait vers le monstre nous avons interprété que le joueur decidé d'entré en combat avec le monstre d'où le combat. Ce module intègre la phase de bataille et traite le cas où le combat est une victoire.</text:p>
      <text:p text:style-name="P3"><text:tab/>La victoire d'un combat est composé : d'un gain systématique en experience, qui dépends de la puissance du monstre vaincu, d'une incrémentation du score, qui est fixe, et aussi un appel d'une fonction si le personnage doit passer de niveau. Car le seul moyen de gagner de l'xp est de tué des monstre et il est donc naturel de traité le gain de niveau a la suite d'une victoire.</text:p>
      <text:p text:style-name="P3"><text:tab/>La phase de combat est issue du déplacement donc nous considérons que le joueur ne peut attaqué qu'un monstre à la fois, là où il se déplace et ainsi nous traitons le combat grâce a l'id du monstre en question. Le combat ne traite que la partie où le joueur attaque ainsi j'effectue une déduction de la vie du monstre qui est attaqué par rapport à la force que le joueur possède, ce qui nous permet d'avoir une évolution des phase de combat en fonction du déroulement de la partie.</text:p>
      <text:p text:style-name="P3"/>
      <text:p text:style-name="P5">Check :</text:p>
      <text:p text:style-name="P3"><text:tab/>Le module check est le module de vérification. C'est le premier module que j'ai crée car il contient toute les vérification que nous pouvons avoir besoin. Il y a que des fonction binaire car ce sont des fonction que nous utilisons pour les structures.</text:p>
      <text:p text:style-name="P3"><text:tab/>La mise en commun de fonction de vérification nous a permis de rendre notre code plus lisible car se sont des mots qui sont employé dans les structure et plus des opération que l'on doit recalculé a chaque lecture.Ce module est utilisé dans tout les autres et c'est ce qui fait son intérêt.</text:p>
      <text:p text:style-name="P3"/>
      <text:p text:style-name="P3"/>
      <text:p text:style-name="P3"><text:tab/></text:p>
      <text:p text:style-name="P2"><text:tab/></text:p>
      <text:p text:style-name="P2"><text:tab/></text:p>
      <text:p text:style-name="P2"><text:tab/></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mic sans ms" svg:font-family="'Comic sans ms'" style:font-family-generic="script"/>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ony Marteau, Dimitri Bernot, Marvin Je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vin jean</meta:initial-creator>
    <meta:creation-date>2015-12-14T14:09:55</meta:creation-date>
    <dc:date>2015-12-18T00:58:30.51</dc:date>
    <dc:creator>Marvin Jean</dc:creator>
    <meta:editing-duration>PT3H13M26S</meta:editing-duration>
    <meta:editing-cycles>4</meta:editing-cycles>
    <meta:generator>OpenOffice/4.0.1$Win32 OpenOffice.org_project/401m5$Build-9714</meta:generator>
    <meta:document-statistic meta:table-count="0" meta:image-count="0" meta:object-count="0" meta:page-count="4" meta:paragraph-count="28" meta:word-count="1004" meta:character-count="5912"/>
  </office:meta>
</office:document-meta>
</file>